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960000004D8636318A84009379A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Black1" svg:font-family="'Arial Black'" style:font-family-generic="roman"/>
    <style:font-face style:name="Arial Unicode MS1" svg:font-family="'Arial Unicode MS'" style:font-pitch="variable"/>
    <style:font-face style:name="MS Gothic" svg:font-family="'MS Gothic'" style:font-pitch="variable"/>
    <style:font-face style:name="PingFang SC1" svg:font-family="'PingFang SC'" style:font-pitch="variable"/>
    <style:font-face style:name="Tahoma1" svg:font-family="Tahoma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gradient" draw:fill-gradient-name="Spotted_20_Gray" draw:gradient-step-count="0"/>
    </style:style>
    <style:style style:name="gr1" style:family="graphic" style:parent-style-name="standard">
      <style:graphic-properties draw:textarea-vertical-align="middle" draw:auto-grow-height="false" fo:min-height="0.666cm" fo:min-width="2.235cm"/>
    </style:style>
    <style:style style:name="gr2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bitmap" draw:fill-color="#ffffff" draw:fill-image-width="0cm" draw:fill-image-height="0cm" style:repeat="repeat" draw:textarea-horizontal-align="center" draw:textarea-vertical-align="middle" draw:auto-grow-height="false" draw:fit-to-size="false" style:shrink-to-fit="false" fo:min-height="4.741cm" fo:min-width="9.501cm" fo:padding-top="0.13cm" fo:padding-bottom="0.13cm" fo:padding-left="0.25cm" fo:padding-right="0.25cm" fo:wrap-option="wrap" draw:shadow="visible" draw:shadow-offset-x="0.3cm" draw:shadow-offset-y="0.3cm" draw:shadow-color="#868686" draw:shadow-opacity="100%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bitmap" draw:fill-color="#ffffff" draw:fill-image-width="0cm" draw:fill-image-height="0cm" style:repeat="repeat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166cm" svg:height="2.248cm" draw:transform="rotate (-1.55159770502296) translate (15.058cm 6.474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10cm" svg:height="5cm" svg:x="9.636cm" svg:y="2.223cm">
          <text:p text:style-name="P2"><text:span text:style-name="T1">Github</text:span></text:p>
          <text:p text:style-name="P2"><text:span text:style-name="T1"/></text:p>
          <draw:enhanced-geometry svg:viewBox="0 0 21600 21600" draw:text-areas="0 0 21600 21600" draw:text-path="true" draw:text-path-mode="shape" draw:text-path-scale="path" draw:text-path-same-letter-heights="false" draw:type="fontwork-curve-up" draw:modifiers="5016 10800" draw:enhanced-path="M 0 ?f0 C 4900 ?f1 11640 ?f2 21600 0 N M 0 ?f4 C 3700 21600 8500 21600 10100 21600 14110 21600 15910 21600 21600 ?f4 N">
            <draw:equation draw:name="f0" draw:formula="$0 "/>
            <draw:equation draw:name="f1" draw:formula="14250*?f0 /12170"/>
            <draw:equation draw:name="f2" draw:formula="12800*?f0 /12170"/>
            <draw:equation draw:name="f3" draw:formula="6380*?f0 /12170"/>
            <draw:equation draw:name="f4" draw:formula="21600-?f3 "/>
            <draw:handle draw:handle-position="left $0" draw:handle-range-y-minimum="0" draw:handle-range-y-maximum="12170"/>
          </draw:enhanced-geometry>
        </draw:custom-shape>
        <draw:frame draw:style-name="gr3" draw:text-style-name="P4" draw:layer="layout" svg:width="6.199cm" svg:height="3.202cm" svg:x="11.414cm" svg:y="11.668cm">
          <draw:image xlink:href="Pictures/1000000000000960000004D8636318A84009379A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Black1" svg:font-family="'Arial Black'" style:font-family-generic="roman"/>
    <style:font-face style:name="Arial Unicode MS1" svg:font-family="'Arial Unicode MS'" style:font-pitch="variable"/>
    <style:font-face style:name="MS Gothic" svg:font-family="'MS Gothic'" style:font-pitch="variable"/>
    <style:font-face style:name="PingFang SC1" svg:font-family="'PingFang SC'" style:font-pitch="variable"/>
    <style:font-face style:name="Tahoma1" svg:font-family="Tahoma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Spotted_20_Gray" draw:display-name="Spotted Gray" draw:style="radial" draw:cx="50%" draw:cy="50%" draw:start-color="#b2b2b2" draw:end-color="#eeeeee" draw:start-intensity="100%" draw:end-intensity="100%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b4c7d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initial-creator>Humberto Sanchez II</meta:initial-creator>
    <meta:creation-date>2020-08-26T16:49:44.117135455</meta:creation-date>
    <dc:date>2020-08-26T19:30:17.589485648</dc:date>
    <dc:creator>Humberto Sanchez II</dc:creator>
    <meta:editing-duration>PT2H29M42S</meta:editing-duration>
    <meta:editing-cycles>8</meta:editing-cycles>
    <meta:generator>LibreOffice/6.4.4.2$MacOSX_X86_64 LibreOffice_project/3d775be2011f3886db32dfd395a6a6d1ca2630ff</meta:generator>
    <meta:document-statistic meta:object-count="3"/>
  </office:meta>
</office:document-meta>
</file>